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TITO HUAMAN, MARGARIT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3889041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571879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TITO HUAMAN, MARGARIT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3889041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MOSCOSO TTITO, EDGAR ALEXANDE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73009788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10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30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38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38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8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7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30T18:22:53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